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ffffd7" draw:textarea-horizontal-align="justify" draw:textarea-vertical-align="middle" draw:auto-grow-height="false" fo:min-height="17.424cm" fo:min-width="17.174cm" fo:padding-top="0.231cm" fo:padding-bottom="0.231cm" fo:padding-left="0.356cm" fo:padding-right="0.356cm"/>
    </style:style>
    <style:style style:name="gr2" style:family="graphic" style:parent-style-name="objectwithoutfill">
      <style:graphic-properties draw:stroke="solid" svg:stroke-width="0.564cm" svg:stroke-color="#000000" draw:marker-start-width="1.042cm" draw:marker-end="Arrow" draw:marker-end-width="1.142cm" draw:fill="solid" draw:textarea-vertical-align="middle" fo:padding-top="0.403cm" fo:padding-bottom="0.403cm" fo:padding-left="0.528cm" fo:padding-right="0.528cm"/>
    </style:style>
    <style:style style:name="gr3" style:family="graphic" style:parent-style-name="objectwithoutfill">
      <style:graphic-properties svg:stroke-width="0.318cm" svg:stroke-color="#000000" draw:marker-start-width="0.676cm" draw:marker-end="Arrow" draw:marker-end-width="0.776cm" draw:fill="solid" draw:textarea-vertical-align="middle" fo:padding-top="0.283cm" fo:padding-bottom="0.283cm" fo:padding-left="0.408cm" fo:padding-right="0.408cm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0.42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2.32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1.057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1.692cm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Dashed_20__28_var_29_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318cm" svg:stroke-color="#000000" draw:marker-start="Arrow" draw:marker-start-width="0.676cm" draw:marker-end="" draw:marker-end-width="0.776cm" draw:fill="solid" draw:textarea-vertical-align="middle" fo:padding-top="0.283cm" fo:padding-bottom="0.283cm" fo:padding-left="0.408cm" fo:padding-right="0.408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0.97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7.79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4.747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2.163cm" fo:min-width="18.082cm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1cm" fo:min-width="0cm"/>
      <style:paragraph-properties style:writing-mode="lr-tb"/>
    </style:style>
    <style:style style:name="gr18" style:family="graphic" style:parent-style-name="objectwithoutfill">
      <style:graphic-properties svg:stroke-width="0.564cm" svg:stroke-color="#000000" draw:marker-start-width="1.046cm" draw:marker-end="Arrow" draw:marker-end-width="1.146cm" draw:fill="solid" draw:textarea-vertical-align="middle" fo:padding-top="0.407cm" fo:padding-bottom="0.407cm" fo:padding-left="0.532cm" fo:padding-right="0.5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2cm" fo:min-width="1.157cm"/>
      <style:paragraph-properties style:writing-mode="lr-tb"/>
    </style:style>
    <style:style style:name="gr20" style:family="graphic" style:parent-style-name="standard">
      <style:graphic-properties svg:stroke-color="#5eb91e" draw:fill-color="#468a1a" draw:textarea-horizontal-align="justify" draw:textarea-vertical-align="middle" draw:auto-grow-height="false" fo:min-height="0.004cm" fo:min-width="7.554cm"/>
    </style:style>
    <style:style style:name="gr21" style:family="graphic" style:parent-style-name="standard">
      <style:graphic-properties svg:stroke-color="#5eb91e" draw:fill-color="#468a1a" draw:textarea-horizontal-align="justify" draw:textarea-vertical-align="middle" draw:auto-grow-height="false" fo:min-height="0.004cm" fo:min-width="8.185cm"/>
    </style:style>
    <style:style style:name="gr22" style:family="graphic" style:parent-style-name="standard">
      <style:graphic-properties svg:stroke-color="#5eb91e" draw:fill-color="#468a1a" draw:textarea-horizontal-align="justify" draw:textarea-vertical-align="middle" draw:auto-grow-height="false" fo:min-height="0.004cm" fo:min-width="7.948cm"/>
    </style:style>
    <style:style style:name="gr23" style:family="graphic" style:parent-style-name="standard">
      <style:graphic-properties svg:stroke-color="#5eb91e" draw:fill-color="#468a1a" draw:textarea-horizontal-align="justify" draw:textarea-vertical-align="middle" draw:auto-grow-height="false" fo:min-height="0.004cm" fo:min-width="8.263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Comfortaa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text-properties style:font-name="Comfortaa" fo:font-size="44pt" style:font-size-asian="44pt" style:font-size-complex="44pt"/>
    </style:style>
    <style:style style:name="P8" style:family="paragraph">
      <loext:graphic-properties draw:fill-color="#468a1a"/>
      <style:paragraph-properties fo:text-align="center"/>
    </style:style>
    <style:style style:name="T1" style:family="text">
      <style:text-properties style:font-name="Comfortaa" fo:font-size="54pt" style:font-size-asian="54pt" style:font-size-complex="54pt"/>
    </style:style>
    <style:style style:name="T2" style:family="text">
      <style:text-properties style:text-position="-33% 58%" style:font-name="Comfortaa" fo:font-size="54pt" style:font-size-asian="54pt" style:font-size-complex="54pt"/>
    </style:style>
    <style:style style:name="T3" style:family="text">
      <style:text-properties style:font-name="Comfortaa" fo:font-size="44pt" style:font-size-asian="44pt" style:font-size-complex="44pt"/>
    </style:style>
    <style:style style:name="T4" style:family="text">
      <style:text-properties style:text-position="-33% 58%" style:font-name="Comfortaa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78cm" svg:x="1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9.3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38.14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.54cm" svg:y="21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19.34cm" svg:y="21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17.78cm" svg:x="37.14cm" svg:y="21.3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7.239cm" svg:y1="11.319cm" svg:x2="71.336cm" svg:y2="11.319cm">
          <text:p/>
        </draw:line>
        <draw:line draw:style-name="gr3" draw:text-style-name="P2" draw:layer="layout" svg:x1="72.549cm" svg:y1="11.192cm" svg:x2="76.613cm" svg:y2="8.271cm">
          <text:p/>
        </draw:line>
        <draw:line draw:style-name="gr3" draw:text-style-name="P2" draw:layer="layout" svg:x1="72.47cm" svg:y1="11.272cm" svg:x2="76.74cm" svg:y2="4.334cm">
          <text:p/>
        </draw:line>
        <draw:line draw:style-name="gr3" draw:text-style-name="P2" draw:layer="layout" svg:x1="72.391cm" svg:y1="11.352cm" svg:x2="76.74cm" svg:y2="12.462cm">
          <text:p/>
        </draw:line>
        <draw:line draw:style-name="gr3" draw:text-style-name="P2" draw:layer="layout" svg:x1="72.312cm" svg:y1="11.395cm" svg:x2="76.613cm" svg:y2="16.272cm">
          <text:p/>
        </draw:line>
        <draw:custom-shape draw:style-name="gr4" draw:text-style-name="P3" draw:layer="layout" svg:width="10.922cm" svg:height="2.413cm" svg:x="78.01cm" svg:y="3.1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27cm" svg:height="2.413cm" svg:x="78.01cm" svg:y="7.1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1.557cm" svg:height="2.413cm" svg:x="78.01cm" svg:y="11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192cm" svg:height="2.413cm" svg:x="78.01cm" svg:y="15.19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1.98cm" svg:y1="1.921cm" svg:x2="91.98cm" svg:y2="17.796cm">
          <text:p/>
        </draw:line>
        <draw:line draw:style-name="gr9" draw:text-style-name="P2" draw:layer="layout" svg:x1="97.424cm" svg:y1="11.192cm" svg:x2="93.36cm" svg:y2="8.271cm">
          <text:p/>
        </draw:line>
        <draw:line draw:style-name="gr9" draw:text-style-name="P2" draw:layer="layout" svg:x1="97.503cm" svg:y1="11.272cm" svg:x2="93.233cm" svg:y2="4.334cm">
          <text:p/>
        </draw:line>
        <draw:line draw:style-name="gr9" draw:text-style-name="P2" draw:layer="layout" svg:x1="97.582cm" svg:y1="11.352cm" svg:x2="93.233cm" svg:y2="12.462cm">
          <text:p/>
        </draw:line>
        <draw:line draw:style-name="gr9" draw:text-style-name="P2" draw:layer="layout" svg:x1="97.661cm" svg:y1="11.395cm" svg:x2="93.36cm" svg:y2="16.272cm">
          <text:p/>
        </draw:line>
        <draw:line draw:style-name="gr2" draw:text-style-name="P2" draw:layer="layout" svg:x1="98.199cm" svg:y1="11.319cm" svg:x2="102.486cm" svg:y2="11.319cm">
          <text:p/>
        </draw:line>
        <draw:line draw:style-name="gr3" draw:text-style-name="P2" draw:layer="layout" svg:x1="103.37cm" svg:y1="11.193cm" svg:x2="107.434cm" svg:y2="8.272cm">
          <text:p/>
        </draw:line>
        <draw:line draw:style-name="gr3" draw:text-style-name="P2" draw:layer="layout" svg:x1="103.291cm" svg:y1="11.273cm" svg:x2="107.561cm" svg:y2="4.335cm">
          <text:p/>
        </draw:line>
        <draw:line draw:style-name="gr3" draw:text-style-name="P2" draw:layer="layout" svg:x1="103.212cm" svg:y1="11.353cm" svg:x2="107.561cm" svg:y2="12.463cm">
          <text:p/>
        </draw:line>
        <draw:line draw:style-name="gr3" draw:text-style-name="P2" draw:layer="layout" svg:x1="103.133cm" svg:y1="11.396cm" svg:x2="107.434cm" svg:y2="16.273cm">
          <text:p/>
        </draw:line>
        <draw:custom-shape draw:style-name="gr10" draw:text-style-name="P3" draw:layer="layout" svg:width="11.47cm" svg:height="2.413cm" svg:x="108.831cm" svg:y="3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8.295cm" svg:height="2.413cm" svg:x="108.831cm" svg:y="7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247cm" svg:height="2.413cm" svg:x="108.831cm" svg:y="11.19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8.582cm" svg:height="2.413cm" svg:x="108.831cm" svg:y="15.19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8.801cm" svg:y1="1.922cm" svg:x2="128.801cm" svg:y2="17.797cm">
          <text:p/>
        </draw:line>
        <draw:line draw:style-name="gr9" draw:text-style-name="P2" draw:layer="layout" svg:x1="134.245cm" svg:y1="11.193cm" svg:x2="130.181cm" svg:y2="8.272cm">
          <text:p/>
        </draw:line>
        <draw:line draw:style-name="gr9" draw:text-style-name="P2" draw:layer="layout" svg:x1="134.324cm" svg:y1="11.273cm" svg:x2="130.054cm" svg:y2="4.335cm">
          <text:p/>
        </draw:line>
        <draw:line draw:style-name="gr9" draw:text-style-name="P2" draw:layer="layout" svg:x1="134.403cm" svg:y1="11.353cm" svg:x2="130.054cm" svg:y2="12.463cm">
          <text:p/>
        </draw:line>
        <draw:line draw:style-name="gr9" draw:text-style-name="P2" draw:layer="layout" svg:x1="134.482cm" svg:y1="11.396cm" svg:x2="130.181cm" svg:y2="16.273cm">
          <text:p/>
        </draw:line>
        <draw:line draw:style-name="gr2" draw:text-style-name="P2" draw:layer="layout" svg:x1="134.82cm" svg:y1="11.32cm" svg:x2="139.107cm" svg:y2="11.32cm">
          <text:p/>
        </draw:line>
        <draw:custom-shape draw:style-name="gr14" draw:text-style-name="P4" draw:layer="layout" svg:width="0.635cm" svg:height="0.635cm" svg:x="140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141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142.113cm" svg:y="11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9.477cm" svg:height="2.372cm" svg:x="5.541cm" svg:y="11.097cm">
          <draw:text-box>
            <text:p><text:span text:style-name="T1">Domain 1</text:span></text:p>
          </draw:text-box>
        </draw:frame>
        <draw:frame draw:style-name="gr15" draw:text-style-name="P5" draw:layer="layout" svg:width="9.862cm" svg:height="2.372cm" svg:x="23.542cm" svg:y="11.097cm">
          <draw:text-box>
            <text:p><text:span text:style-name="T1">Domain 2</text:span></text:p>
          </draw:text-box>
        </draw:frame>
        <draw:frame draw:style-name="gr15" draw:text-style-name="P5" draw:layer="layout" svg:width="9.87cm" svg:height="2.372cm" svg:x="42.542cm" svg:y="10.097cm">
          <draw:text-box>
            <text:p><text:span text:style-name="T1">Domain 3</text:span></text:p>
          </draw:text-box>
        </draw:frame>
        <draw:custom-shape draw:style-name="gr14" draw:text-style-name="P4" draw:layer="layout" svg:width="0.635cm" svg:height="0.635cm" svg:x="26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27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635cm" svg:height="0.635cm" svg:x="28.448cm" svg:y="3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2.398cm" svg:height="2.813cm" svg:x="40.542cm" svg:y="30.097cm">
          <draw:text-box>
            <text:p><text:span text:style-name="T1">Domain N</text:span><text:span text:style-name="T2">MPI</text:span></text:p>
          </draw:text-box>
        </draw:frame>
        <draw:frame draw:style-name="gr15" draw:text-style-name="P5" draw:layer="layout" svg:width="10.738cm" svg:height="2.372cm" svg:x="58.542cm" svg:y="8.597cm">
          <draw:text-box>
            <text:p><text:span text:style-name="T1">MPI rank 3</text:span></text:p>
          </draw:text-box>
        </draw:frame>
        <draw:frame draw:style-name="gr15" draw:text-style-name="P5" draw:layer="layout" svg:width="9.87cm" svg:height="2.372cm" svg:x="42.542cm" svg:y="10.097cm">
          <draw:text-box>
            <text:p><text:span text:style-name="T1">Domain 3</text:span></text:p>
          </draw:text-box>
        </draw:frame>
        <draw:frame draw:style-name="gr16" draw:text-style-name="P5" draw:layer="layout" svg:width="19.304cm" svg:height="4.493cm" svg:x="73.152cm" svg:y="0.714cm">
          <draw:text-box>
            <text:p><text:span text:style-name="T1">OpenMP threads</text:span></text:p>
          </draw:text-box>
        </draw:frame>
        <draw:frame draw:style-name="gr15" draw:text-style-name="P7" draw:layer="layout" svg:width="7.313cm" svg:height="1.982cm" svg:x="78.062cm" svg:y="3.44cm">
          <draw:text-box>
            <text:p text:style-name="P6"><text:span text:style-name="T3">Thread 1</text:span></text:p>
          </draw:text-box>
        </draw:frame>
        <draw:frame draw:style-name="gr15" draw:text-style-name="P7" draw:layer="layout" svg:width="7.627cm" svg:height="1.982cm" svg:x="78.063cm" svg:y="7.44cm">
          <draw:text-box>
            <text:p text:style-name="P6"><text:span text:style-name="T3">Thread 2</text:span></text:p>
          </draw:text-box>
        </draw:frame>
        <draw:frame draw:style-name="gr17" draw:text-style-name="P7" draw:layer="layout" svg:width="10.112cm" svg:height="2.341cm" svg:x="78.065cm" svg:y="15.44cm">
          <draw:text-box>
            <text:p text:style-name="P6"><text:span text:style-name="T3">Thread N</text:span><text:span text:style-name="T4">omp</text:span></text:p>
          </draw:text-box>
        </draw:frame>
        <draw:frame draw:style-name="gr15" draw:text-style-name="P5" draw:layer="layout" svg:width="17.99cm" svg:height="2.372cm" svg:x="18.11cm" svg:y="0.565cm">
          <draw:text-box>
            <text:p><text:span text:style-name="T1">Simulation </text:span><text:span text:style-name="T1">region</text:span></text:p>
          </draw:text-box>
        </draw:frame>
        <draw:frame draw:style-name="gr15" draw:text-style-name="P7" draw:layer="layout" svg:width="1.505cm" svg:height="1.982cm" svg:x="81.064cm" svg:y="11.44cm">
          <draw:text-box>
            <text:p text:style-name="P6"><text:span text:style-name="T3">...</text:span></text:p>
          </draw:text-box>
        </draw:frame>
        <draw:frame draw:style-name="gr15" draw:text-style-name="P7" draw:layer="layout" svg:width="7.313cm" svg:height="1.982cm" svg:x="109.063cm" svg:y="3.441cm">
          <draw:text-box>
            <text:p text:style-name="P6"><text:span text:style-name="T3">Thread 1</text:span></text:p>
          </draw:text-box>
        </draw:frame>
        <draw:frame draw:style-name="gr15" draw:text-style-name="P7" draw:layer="layout" svg:width="7.627cm" svg:height="1.982cm" svg:x="109.064cm" svg:y="7.441cm">
          <draw:text-box>
            <text:p text:style-name="P6"><text:span text:style-name="T3">Thread 2</text:span></text:p>
          </draw:text-box>
        </draw:frame>
        <draw:frame draw:style-name="gr17" draw:text-style-name="P7" draw:layer="layout" svg:width="10.112cm" svg:height="2.341cm" svg:x="109.066cm" svg:y="15.441cm">
          <draw:text-box>
            <text:p text:style-name="P6"><text:span text:style-name="T3">Thread N</text:span><text:span text:style-name="T4">omp</text:span></text:p>
          </draw:text-box>
        </draw:frame>
        <draw:frame draw:style-name="gr15" draw:text-style-name="P7" draw:layer="layout" svg:width="1.505cm" svg:height="1.982cm" svg:x="111.065cm" svg:y="11.441cm">
          <draw:text-box>
            <text:p text:style-name="P6"><text:span text:style-name="T3">...</text:span></text:p>
          </draw:text-box>
        </draw:frame>
        <draw:frame draw:style-name="gr15" draw:text-style-name="P5" draw:layer="layout" svg:width="9.989cm" svg:height="2.372cm" svg:x="5.542cm" svg:y="30.097cm">
          <draw:text-box>
            <text:p><text:span text:style-name="T1">Domain 4</text:span></text:p>
          </draw:text-box>
        </draw:frame>
        <draw:line draw:style-name="gr18" draw:text-style-name="P2" draw:layer="layout" svg:x1="65.278cm" svg:y1="12.065cm" svg:x2="71.628cm" svg:y2="27.94cm">
          <text:p/>
        </draw:line>
        <draw:line draw:style-name="gr3" draw:text-style-name="P2" draw:layer="layout" svg:x1="72.136cm" svg:y1="27.512cm" svg:x2="76.406cm" svg:y2="20.574cm">
          <text:p/>
        </draw:line>
        <draw:line draw:style-name="gr3" draw:text-style-name="P2" draw:layer="layout" svg:x1="72.057cm" svg:y1="27.592cm" svg:x2="76.327cm" svg:y2="22.479cm">
          <text:p/>
        </draw:line>
        <draw:line draw:style-name="gr3" draw:text-style-name="P2" draw:layer="layout" svg:x1="71.978cm" svg:y1="27.672cm" svg:x2="76.2cm" svg:y2="24.257cm">
          <text:p/>
        </draw:line>
        <draw:line draw:style-name="gr3" draw:text-style-name="P2" draw:layer="layout" svg:x1="71.899cm" svg:y1="27.752cm" svg:x2="76.2cm" svg:y2="25.781cm">
          <text:p/>
        </draw:line>
        <draw:frame draw:style-name="gr19" draw:text-style-name="P5" draw:layer="layout" svg:width="1.143cm" svg:height="2.372cm" svg:x="79.993cm" svg:y="25.184cm">
          <draw:text-box>
            <text:p><text:span text:style-name="T1">…</text:span></text:p>
          </draw:text-box>
        </draw:frame>
        <draw:line draw:style-name="gr3" draw:text-style-name="P2" draw:layer="layout" svg:x1="71.82cm" svg:y1="27.832cm" svg:x2="75.819cm" svg:y2="29.718cm">
          <text:p/>
        </draw:line>
        <draw:line draw:style-name="gr3" draw:text-style-name="P2" draw:layer="layout" svg:x1="71.82cm" svg:y1="27.832cm" svg:x2="75.819cm" svg:y2="31.115cm">
          <text:p/>
        </draw:line>
        <draw:frame draw:style-name="gr16" draw:text-style-name="P5" draw:layer="layout" svg:width="14.224cm" svg:height="4.493cm" svg:x="74.549cm" svg:y="32.639cm">
          <draw:text-box>
            <text:p><text:span text:style-name="T1">MANY GPU threads</text:span></text:p>
          </draw:text-box>
        </draw:frame>
        <draw:custom-shape draw:style-name="gr20" draw:text-style-name="P8" draw:layer="layout" svg:width="8.054cm" svg:height="0.254cm" svg:x="76.835cm" svg:y="20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054cm" svg:height="0.254cm" svg:x="76.835cm" svg:y="20.7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054cm" svg:height="0.254cm" svg:x="76.835cm" svg:y="21.2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054cm" svg:height="0.254cm" svg:x="76.835cm" svg:y="21.7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685cm" svg:height="0.254cm" svg:x="76.835cm" svg:y="22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685cm" svg:height="0.254cm" svg:x="76.835cm" svg:y="22.7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685cm" svg:height="0.254cm" svg:x="76.835cm" svg:y="23.27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8.685cm" svg:height="0.254cm" svg:x="76.835cm" svg:y="23.7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8.448cm" svg:height="0.254cm" svg:x="76.835cm" svg:y="24.2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8.448cm" svg:height="0.254cm" svg:x="76.835cm" svg:y="24.7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8.448cm" svg:height="0.254cm" svg:x="76.835cm" svg:y="28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8.448cm" svg:height="0.254cm" svg:x="76.835cm" svg:y="28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8.448cm" svg:height="0.254cm" svg:x="76.835cm" svg:y="29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8.763cm" svg:height="0.254cm" svg:x="76.835cm" svg:y="29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8.763cm" svg:height="0.254cm" svg:x="76.835cm" svg:y="3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8.763cm" svg:height="0.254cm" svg:x="76.835cm" svg:y="30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8.763cm" svg:height="0.254cm" svg:x="76.835cm" svg:y="31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86.98cm" svg:y1="18.922cm" svg:x2="86.98cm" svg:y2="34.797cm">
          <text:p/>
        </draw:line>
        <draw:line draw:style-name="gr9" draw:text-style-name="P2" draw:layer="layout" svg:x1="92.011cm" svg:y1="27.513cm" svg:x2="87.741cm" svg:y2="20.575cm">
          <text:p/>
        </draw:line>
        <draw:line draw:style-name="gr9" draw:text-style-name="P2" draw:layer="layout" svg:x1="92.09cm" svg:y1="27.593cm" svg:x2="87.82cm" svg:y2="22.48cm">
          <text:p/>
        </draw:line>
        <draw:line draw:style-name="gr9" draw:text-style-name="P2" draw:layer="layout" svg:x1="92.169cm" svg:y1="27.673cm" svg:x2="87.947cm" svg:y2="24.258cm">
          <text:p/>
        </draw:line>
        <draw:line draw:style-name="gr9" draw:text-style-name="P2" draw:layer="layout" svg:x1="92.248cm" svg:y1="27.753cm" svg:x2="87.947cm" svg:y2="25.782cm">
          <text:p/>
        </draw:line>
        <draw:line draw:style-name="gr9" draw:text-style-name="P2" draw:layer="layout" svg:x1="92.327cm" svg:y1="27.833cm" svg:x2="88.328cm" svg:y2="29.719cm">
          <text:p/>
        </draw:line>
        <draw:line draw:style-name="gr9" draw:text-style-name="P2" draw:layer="layout" svg:x1="92.327cm" svg:y1="27.833cm" svg:x2="88.328cm" svg:y2="31.116cm">
          <text:p/>
        </draw:line>
        <draw:line draw:style-name="gr18" draw:text-style-name="P2" draw:layer="layout" svg:x1="92.456cm" svg:y1="27.432cm" svg:x2="97.917cm" svg:y2="12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4.7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3:37:43.837073488</meta:creation-date>
    <dc:date>2022-02-09T00:18:29.804874130</dc:date>
    <meta:editing-duration>PT17M35S</meta:editing-duration>
    <meta:editing-cycles>2</meta:editing-cycles>
    <meta:generator>LibreOffice/6.4.7.2$Linux_X86_64 LibreOffice_project/40$Build-2</meta:generator>
    <meta:document-statistic meta:object-count="92"/>
  </office:meta>
</office:document-meta>
</file>